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81cm" svg:height="1.27cm" svg:x="1.635cm" svg:y="4.345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81cm" svg:height="1.27cm" svg:x="1.635cm" svg:y="12.405cm">
          <text:p text:style-name="P1">Vehic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81cm" svg:height="1.27cm" svg:x="1.77cm" svg:y="19.15cm">
          <text:p text:style-name="P1">Tra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5.715cm" svg:height="1.27cm" svg:x="8.62cm" svg:y="15.775cm">
          <text:p text:style-name="P1">Safety 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635cm" svg:x="2.37cm" svg:y="5.815cm">
          <text:p text:style-name="P3"><text:span text:style-name="T1">UserContac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635cm" svg:x="2.37cm" svg:y="6.585cm">
          <text:p text:style-name="P3"><text:span text:style-name="T1">UserDriver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635cm" svg:x="2.37cm" svg:y="7.355cm">
          <text:p text:style-name="P3"><text:span text:style-name="T1">UserEmployeel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635cm" svg:x="2.37cm" svg:y="8.125cm">
          <text:p text:style-name="P3"><text:span text:style-name="T1">UserPersonal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2.37cm" svg:y="8.895cm">
          <text:p text:style-name="P3"><text:span text:style-name="T1">UserPortalInf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835cm" svg:y="13.816cm">
          <text:p text:style-name="P3"><text:span text:style-name="T1">VehicleCompany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836cm" svg:y="14.617cm">
          <text:p text:style-name="P3"><text:span text:style-name="T1">Vehicle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836cm" svg:y="15.417cm">
          <text:p text:style-name="P3"><text:span text:style-name="T1">VehicleLic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836cm" svg:y="16.217cm">
          <text:p text:style-name="P3"><text:span text:style-name="T1">VehicleSensit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836cm" svg:y="17.017cm">
          <text:p text:style-name="P3"><text:span text:style-name="T1">Vehicl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968cm" svg:y="20.629cm">
          <text:p text:style-name="P3"><text:span text:style-name="T1">VehicleCompany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969cm" svg:y="21.43cm">
          <text:p text:style-name="P3"><text:span text:style-name="T1">Vehicle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969cm" svg:y="22.23cm">
          <text:p text:style-name="P3"><text:span text:style-name="T1">VehicleLic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1cm" svg:height="0.635cm" svg:x="1.969cm" svg:y="23.03cm">
          <text:p text:style-name="P3"><text:span text:style-name="T1">Vehicl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5.445cm" svg:y1="13.04cm" svg:x2="11.477cm" svg:y2="15.775cm" draw:start-shape="id1" draw:start-glue-point="1" draw:end-shape="id2" draw:end-glue-point="0">
          <text:p/>
        </draw:connector>
        <draw:connector draw:style-name="gr3" draw:text-style-name="P2" draw:layer="layout" svg:x1="5.58cm" svg:y1="19.785cm" svg:x2="11.477cm" svg:y2="17.045cm" draw:start-shape="id3" draw:start-glue-point="1" draw:end-shape="id2" draw:end-glue-point="2">
          <text:p/>
        </draw:connector>
        <draw:connector draw:style-name="gr3" draw:text-style-name="P2" draw:layer="layout" draw:line-skew="0.769cm 1.049cm" svg:x1="5.445cm" svg:y1="4.98cm" svg:x2="3.54cm" svg:y2="12.405cm" draw:start-shape="id4" draw:start-glue-point="1" draw:end-shape="id1" draw:end-glue-point="0">
          <text:p/>
        </draw:connector>
        <draw:custom-shape draw:style-name="gr1" draw:text-style-name="P2" draw:id="id6" draw:layer="layout" svg:width="3.175cm" svg:height="1.27cm" svg:x="9.89cm" svg:y="1.17cm">
          <text:p text:style-name="P1">Z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6.985cm" svg:height="1.27cm" svg:x="13.065cm" svg:y="3.075cm">
          <text:p text:style-name="P1">AlertProfileForZ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6.985cm" svg:height="1.27cm" svg:x="13.065cm" svg:y="7.85cm">
          <text:p text:style-name="P1">AlertProfileForRed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4.445cm" svg:height="1.27cm" svg:x="10.16cm" svg:y="10.495cm">
          <text:p text:style-name="P1">Red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6.35cm" svg:height="1.27cm" svg:x="7.985cm" svg:y="5.615cm">
          <text:p text:style-name="P1">AlertRecip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6.557cm" svg:y1="3.075cm" svg:x2="13.065cm" svg:y2="1.805cm" draw:start-shape="id5" draw:start-glue-point="0" draw:end-shape="id6">
          <text:p/>
        </draw:connector>
        <draw:connector draw:style-name="gr4" draw:text-style-name="P2" draw:layer="layout" svg:x1="16.557cm" svg:y1="9.12cm" svg:x2="14.605cm" svg:y2="11.13cm" draw:start-shape="id7" draw:start-glue-point="2" draw:end-shape="id8" draw:end-glue-point="1">
          <text:p/>
        </draw:connector>
        <draw:connector draw:style-name="gr4" draw:text-style-name="P2" draw:layer="layout" svg:x1="11.16cm" svg:y1="5.615cm" svg:x2="16.557cm" svg:y2="4.345cm" draw:start-shape="id9" draw:start-glue-point="0" draw:end-shape="id5" draw:end-glue-point="2">
          <text:p/>
        </draw:connector>
        <draw:connector draw:style-name="gr4" draw:text-style-name="P2" draw:layer="layout" svg:x1="11.16cm" svg:y1="6.885cm" svg:x2="13.065cm" svg:y2="8.485cm" draw:start-shape="id9" draw:start-glue-point="2" draw:end-shape="id7">
          <text:p/>
        </draw:connector>
        <draw:connector draw:style-name="gr4" draw:text-style-name="P2" draw:layer="layout" draw:line-skew="0.634cm -0.77cm" svg:x1="7.985cm" svg:y1="6.25cm" svg:x2="3.54cm" svg:y2="4.345cm" draw:start-shape="id9" draw:start-glue-point="3" draw:end-shape="id4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Colleen Jennings</meta:initial-creator>
    <meta:creation-date>2008-10-13T11:48:03</meta:creation-date>
    <dc:creator>Colleen Jennings</dc:creator>
    <dc:date>2008-10-13T17:44:26</dc:date>
    <dc:language>en-US</dc:language>
    <meta:editing-cycles>3</meta:editing-cycles>
    <meta:editing-duration>PT5H41M11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